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DATABASE YASHIKA</text:p>
      <text:p text:style-name="Standard"/>
      <text:p text:style-name="Standard">CREATE TABLE employee(</text:p>
      <text:p text:style-name="Standard">Emp_Id int,</text:p>
      <text:p text:style-name="Standard">Emp_Name varchar(255),</text:p>
      <text:p text:style-name="Standard">Salary int,</text:p>
      <text:p text:style-name="Standard">Dept_Id int,</text:p>
      <text:p text:style-name="Standard">Manager_Id int,</text:p>
      <text:p text:style-name="Standard">Phone int</text:p>
      <text:p text:style-name="Standard">);</text:p>
      <text:p text:style-name="Standard"/>
      <text:p text:style-name="Standard">CREATE TABLE department(</text:p>
      <text:p text:style-name="Standard">Dept_Id int,</text:p>
      <text:p text:style-name="Standard">dept_name varchar(299)</text:p>
      <text:p text:style-name="Standard">);</text:p>
      <text:p text:style-name="Standard"/>
      <text:p text:style-name="Standard"/>
      <text:p text:style-name="Standard">INSERT INTO employee</text:p>
      <text:p text:style-name="Standard">VALUES(1,'yashika',3455,1,1,627181),</text:p>
      <text:p text:style-name="Standard">(2,'rashika',24255,2,2,937292),</text:p>
      <text:p text:style-name="Standard">(3,'ritu',3255,3,4,82211),</text:p>
      <text:p text:style-name="Standard">(4,'anuj',8625,4,5,7827181),</text:p>
      <text:p text:style-name="Standard">(5,'umang',2115,5,3,82621);</text:p>
      <text:p text:style-name="Standard"/>
      <text:p text:style-name="Standard">INSERT INTO department</text:p>
      <text:p text:style-name="Standard">VALUES(1,'ENG'),</text:p>
      <text:p text:style-name="Standard">(2,'HR'),</text:p>
      <text:p text:style-name="Standard">(3,'cs'),</text:p>
      <text:p text:style-name="Standard">(4,'management'),</text:p>
      <text:p text:style-name="Standard">(5,'geek');</text:p>
      <text:p text:style-name="Standard"/>
      <text:p text:style-name="Standard">SELECT employee.Emp_Name, department.dept_name</text:p>
      <text:p text:style-name="Standard">FROM employee INNER JOIN department</text:p>
      <text:p text:style-name="Standard">ON employee.Dept_Id=department.Dept_Id</text:p>
      <text:p text:style-name="Standard">WHERE department.Dept_Id and employee.Dept_Id = 1 or 2 or 3;</text:p>
      <text:p text:style-name="Standard"/>
      <text:p text:style-name="Standard">SELECT Emp_Name from employee</text:p>
      <text:p text:style-name="Standard">WHERE (Emp_Id)%2!=0</text:p>
      <text:p text:style-name="Standard"/>
      <text:p text:style-name="Standard"/>
      <text:p text:style-name="Standard">SELECT AVG(Salary) from employee</text:p>
      <text:p text:style-name="Standard">GROUP BY Dept_Id</text:p>
      <text:p text:style-name="Standard"/>
      <text:p text:style-name="Standard">UPDATE employee</text:p>
      <text:p text:style-name="Standard">SET Dept_Id=3</text:p>
      <text:p text:style-name="Standard">WHERE Emp_id=2</text:p>
      <text:p text:style-name="Standard"/>
      <text:p text:style-name="Standard"/>
      <text:p text:style-name="Standard">SELECT MAX(Salary) AS salary , Dept_Id</text:p>
      <text:p text:style-name="Standard">FROM employee</text:p>
      <text:p text:style-name="Standard">WHERE Salary &lt; (SELECT MAX(Salary) FROM employee)</text:p>
      <text:p text:style-name="Standard">GROUP BY Dept_Id;</text:p>
      <text:p text:style-name="Standard"><text:soft-page-break/></text:p>
      <text:p text:style-name="Standard">SELECT Emp_Id , (((Salary/30)*40)/100) AS basicpay</text:p>
      <text:p text:style-name="Standard">FROM employe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0:10:13.160065938</meta:creation-date>
    <dc:date>2019-11-25T10:10:49.167843882</dc:date>
    <meta:editing-duration>PT36S</meta:editing-duration>
    <meta:editing-cycles>1</meta:editing-cycles>
    <meta:document-statistic meta:table-count="0" meta:image-count="0" meta:object-count="0" meta:page-count="2" meta:paragraph-count="42" meta:word-count="108" meta:character-count="936" meta:non-whitespace-character-count="870"/>
    <meta:generator>LibreOffice/6.0.3.2$Linux_X86_64 LibreOffice_project/00m0$Build-2</meta:generator>
  </office:meta>
</office:document-meta>
</file>